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unifont1" svg:font-family="unifon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6.999cm" table:align="left"/>
    </style:style>
    <style:style style:name="Table1.A" style:family="table-column">
      <style:table-column-properties style:column-width="3.253cm"/>
    </style:style>
    <style:style style:name="Table1.B" style:family="table-column">
      <style:table-column-properties style:column-width="3.747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0.504cm" table:align="left"/>
    </style:style>
    <style:style style:name="Table3.A" style:family="table-column">
      <style:table-column-properties style:column-width="0.50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6.902cm" table:align="left"/>
    </style:style>
    <style:style style:name="Table4.A" style:family="table-column">
      <style:table-column-properties style:column-width="16.90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7.34cm" table:align="left"/>
    </style:style>
    <style:style style:name="Table5.A" style:family="table-column">
      <style:table-column-properties style:column-width="7.3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504cm" table:align="left"/>
    </style:style>
    <style:style style:name="Table6.A" style:family="table-column">
      <style:table-column-properties style:column-width="0.50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7.082cm" table:align="left"/>
    </style:style>
    <style:style style:name="Table7.A" style:family="table-column">
      <style:table-column-properties style:column-width="7.082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4.056cm" table:align="left"/>
    </style:style>
    <style:style style:name="Table8.A" style:family="table-column">
      <style:table-column-properties style:column-width="14.05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504cm" table:align="left"/>
    </style:style>
    <style:style style:name="Table9.A" style:family="table-column">
      <style:table-column-properties style:column-width="0.504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3.799cm" table:align="left"/>
    </style:style>
    <style:style style:name="Table10.A" style:family="table-column">
      <style:table-column-properties style:column-width="13.799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2.411cm" table:align="left"/>
    </style:style>
    <style:style style:name="Table11.A" style:family="table-column">
      <style:table-column-properties style:column-width="2.411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0.504cm" table:align="left"/>
    </style:style>
    <style:style style:name="Table12.A" style:family="table-column">
      <style:table-column-properties style:column-width="0.504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0.298cm" table:align="left"/>
    </style:style>
    <style:style style:name="Table13.A" style:family="table-column">
      <style:table-column-properties style:column-width="0.298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4.561cm" table:align="left"/>
    </style:style>
    <style:style style:name="Table14.A" style:family="table-column">
      <style:table-column-properties style:column-width="4.561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0.928cm" table:align="left"/>
    </style:style>
    <style:style style:name="Table15.A" style:family="table-column">
      <style:table-column-properties style:column-width="0.92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4.304cm" table:align="left"/>
    </style:style>
    <style:style style:name="Table16.A" style:family="table-column">
      <style:table-column-properties style:column-width="4.304cm"/>
    </style:style>
    <style:style style:name="Table16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Heading_20_3">
      <style:paragraph-properties fo:break-before="pag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Preformatted_20_Text">
      <style:paragraph-properties fo:margin-top="0cm" fo:margin-bottom="0.499cm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Problem Statement (EllysFractions)</text:h>
      <text:p text:style-name="Text_20_body">    A positive common fraction is a fraction of the form A/B, where A and B are positive integers. An irreducible fraction is a positive common fraction such that A and B are relatively prime. (In other words, the only positive integer that divides both A and B is 1.)<text:line-break/><text:line-break/>Elly recently invented the <text:span text:style-name="T2">factor fractions</text:span>: A factor fraction is an irreducible fraction such that the product A*B is a factorial number (see Notes for definition). We will only be interested in factor fractions that lie strictly between 0 and 1. (That is, A must be strictly smaller than B.)</text:p>
      <text:p text:style-name="Text_20_body">Examples: </text:p>
      <text:list xml:id="list1764009744" text:style-name="L2">
        <text:list-item>
          <text:p text:style-name="P6">2/3, 4/6, 4/7, 7/7, 6/1, 42/49 are six positive common fractions </text:p>
        </text:list-item>
        <text:list-item>
          <text:p text:style-name="P6">Out of those six, the following three are irreducible: 2/3, 4/7, 6/1. </text:p>
        </text:list-item>
        <text:list-item>
          <text:p text:style-name="P6">The fraction 2/3 is a factor fraction, because 2*3 = 6 and that is a factorial number. </text:p>
        </text:list-item>
        <text:list-item>
          <text:p text:style-name="P6">The fraction 4/7 is not a factor fraction, because 4*7 = 28 and that is not a factorial number. </text:p>
        </text:list-item>
        <text:list-item>
          <text:p text:style-name="P6">The fraction 6/1 is a factor fraction, because 6*1 = 6 and that is a factorial number. However, as 6/1 does not lie strictly between 0 and 1, we are not interested in this fraction. </text:p>
        </text:list-item>
        <text:list-item>
          <text:p text:style-name="P2">Note that 4/6 is not a factor fraction. (We do have 4*6=24, but a factor fraction has to be irreducible.) </text:p>
        </text:list-item>
      </text:list>
      <text:p text:style-name="Text_20_body">You are given an int <text:span text:style-name="T1">N</text:span>. Compute and return the number of factor fractions A/B such that 0 &lt; A/B &lt; 1 and A*B is one of the factorial numbers from 1! to <text:span text:style-name="T1">N</text:span>! (inclusive). </text:p>
      <text:h text:style-name="Heading_20_3" text:outline-level="3">Definition</text:h>
      <text:p text:style-name="P5">   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lass:</text:p>
          </table:table-cell>
          <table:table-cell table:style-name="Table1.A1" office:value-type="string">
            <text:p text:style-name="Table_20_Contents">EllysFractions</text:p>
          </table:table-cell>
        </table:table-row>
        <table:table-row>
          <table:table-cell table:style-name="Table1.A1" office:value-type="string">
            <text:p text:style-name="Table_20_Contents">Method:</text:p>
          </table:table-cell>
          <table:table-cell table:style-name="Table1.A1" office:value-type="string">
            <text:p text:style-name="Table_20_Contents">getCount</text:p>
          </table:table-cell>
        </table:table-row>
        <table:table-row>
          <table:table-cell table:style-name="Table1.A1" office:value-type="string">
            <text:p text:style-name="Table_20_Contents">Parameters:</text:p>
          </table:table-cell>
          <table:table-cell table:style-name="Table1.A1" office:value-type="string">
            <text:p text:style-name="Table_20_Contents">int</text:p>
          </table:table-cell>
        </table:table-row>
        <table:table-row>
          <table:table-cell table:style-name="Table1.A1" office:value-type="string">
            <text:p text:style-name="Table_20_Contents">Returns:</text:p>
          </table:table-cell>
          <table:table-cell table:style-name="Table1.A1" office:value-type="string">
            <text:p text:style-name="Table_20_Contents">long</text:p>
          </table:table-cell>
        </table:table-row>
        <table:table-row>
          <table:table-cell table:style-name="Table1.A1" office:value-type="string">
            <text:p text:style-name="Table_20_Contents">Method signature:</text:p>
          </table:table-cell>
          <table:table-cell table:style-name="Table1.A1" office:value-type="string">
            <text:p text:style-name="Table_20_Contents">long getCount(int N)</text:p>
          </table:table-cell>
        </table:table-row>
        <table:table-row>
          <table:table-cell table:style-name="Table1.A1" table:number-columns-spanned="2" office:value-type="string">
            <text:p text:style-name="Table_20_Contents">(be sure your method is public)</text:p>
          </table:table-cell>
          <table:covered-table-cell/>
        </table:table-row>
      </table:table>
      <text:p text:style-name="Text_20_body">     </text:p>
      <text:h text:style-name="Heading_20_3" text:outline-level="3">Notes</text:h>
      <text:list xml:id="list830627958" text:style-name="L4">
        <text:list-item>
          <text:p text:style-name="P4">The factorial of X, denoted X!, is the product of the first X positive integers. For example, 6! is 1*2*3*4*5*6 = 720. The factorial numbers are the numbers of the form X! for positive integer X. The smallest few: 1, 2, 6, 24, 120, 720, …</text:p>
        </text:list-item>
        <text:list-item>
          <text:p text:style-name="P4">The answer will always fit in a 64-bit signed integer. </text:p>
        </text:list-item>
      </text:list>
      <text:h text:style-name="Heading_20_3" text:outline-level="3">Constraints</text:h>
      <text:list xml:id="list582809585" text:style-name="L3">
        <text:list-item>
          <text:p text:style-name="P3"><text:span text:style-name="T1">N</text:span> will be between 1 and 250, inclusive. </text:p>
        </text:list-item>
      </text:list>
      <text:h text:style-name="Heading_20_3" text:outline-level="3"/>
      <text:h text:style-name="P7" text:outline-level="3">Examples</text:h>
      <text:p text:style-name="P5">0)    </text:p>
      <table:table table:name="Table2" table:style-name="Table2">
        <table:table-column table:style-name="Table2.A"/>
        <table:table-row>
          <table:table-cell table:style-name="Table2.A1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9">1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2.A1" office:value-type="string">
            <text:p text:style-name="Preformatted_20_Text">Returns: 0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Table_20_Contents">We are interested in factor fractions such that A*B = 1. The only positive common fraction with this property is the fraction 1/1. However, this fraction is not strictly between 0 and 1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2.A1" office:value-type="string">
            <text:p text:style-name="P8"/>
          </table:table-cell>
        </table:table-row>
      </table:table>
      <text:p text:style-name="P5">1)    </text:p>
      <table:table table:name="Table5" table:style-name="Table5">
        <table:table-column table:style-name="Table5.A"/>
        <table:table-row>
          <table:table-cell table:style-name="Table5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9">2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5.A1" office:value-type="string">
            <text:p text:style-name="Preformatted_20_Text">Returns: 1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Table_20_Contents">Here the only valid factor fraction is 1/2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5.A1" office:value-type="string">
            <text:p text:style-name="P8"/>
          </table:table-cell>
        </table:table-row>
      </table:table>
      <text:p text:style-name="P5">2)    </text:p>
      <table:table table:name="Table8" table:style-name="Table8">
        <table:table-column table:style-name="Table8.A"/>
        <table:table-row>
          <table:table-cell table:style-name="Table8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9">3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8.A1" office:value-type="string">
            <text:p text:style-name="Preformatted_20_Text">Returns: 3</text:p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Table_20_Contents">The three fractions are 1/2, 1/6, and 2/3. (We have 1*2 = 2! and 1*6 = 2*3 = 3!.)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8.A1" office:value-type="string">
            <text:p text:style-name="P8"/>
          </table:table-cell>
        </table:table-row>
      </table:table>
      <text:p text:style-name="P5">3)    </text:p>
      <table:table table:name="Table11" table:style-name="Table11">
        <table:table-column table:style-name="Table11.A"/>
        <table:table-row>
          <table:table-cell table:style-name="Table11.A1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9">5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11.A1" office:value-type="string">
            <text:p text:style-name="Preformatted_20_Text">Returns: 9</text:p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8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1.A1" office:value-type="string">
            <text:p text:style-name="P8"/>
          </table:table-cell>
        </table:table-row>
      </table:table>
      <text:p text:style-name="P5">4)    </text:p>
      <table:table table:name="Table14" table:style-name="Table14">
        <table:table-column table:style-name="Table14.A"/>
        <table:table-row>
          <table:table-cell table:style-name="Table14.A1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9">100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14.A1" office:value-type="string">
            <text:p text:style-name="Preformatted_20_Text">Returns: 177431885</text:p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Table_20_Contents">Plenty of fractions here.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4.A1" office:value-type="string">
            <text:p text:style-name="P8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unifont1" svg:font-family="unifon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unifont" style:font-size-asian="14pt" style:font-name-complex="unifon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unifont" style:font-size-asian="14pt" style:font-weight-asian="bold" style:font-name-complex="unifon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unifont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gedy Balazs</meta:initial-creator>
    <meta:creation-date>2012-04-06T14:10:20</meta:creation-date>
    <dc:date>2012-04-06T14:13:03</dc:date>
    <dc:creator>Engedy Balazs</dc:creator>
    <meta:editing-duration>PT2M44S</meta:editing-duration>
    <meta:editing-cycles>2</meta:editing-cycles>
    <meta:generator>LibreOffice/3.3$Linux LibreOffice_project/330m19$Build-401</meta:generator>
    <meta:printed-by>Engedy Balazs</meta:printed-by>
    <meta:print-date>2012-04-06T14:12:40</meta:print-date>
    <meta:document-statistic meta:table-count="16" meta:image-count="0" meta:object-count="0" meta:page-count="2" meta:paragraph-count="49" meta:word-count="429" meta:character-count="2321"/>
  </office:meta>
</office:document-meta>
</file>